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6" style:family="paragraph" style:parent-style-name="Standard" style:list-style-name="">
      <style:paragraph-properties fo:margin-left="0in" fo:margin-right="0in" fo:margin-top="0in" fo:margin-bottom="0in" fo:line-height="100%" fo:text-indent="0in" style:auto-text-indent="false"/>
    </style:style>
    <style:style style:name="P7" style:family="paragraph" style:parent-style-name="Standard">
      <style:paragraph-properties fo:margin-left="0in" fo:margin-right="0in" fo:margin-top="0in" fo:margin-bottom="0in" fo:line-height="100%" fo:text-indent="0in" style:auto-text-indent="false"/>
    </style:style>
    <style:style style:name="P8" style:family="paragraph" style:parent-style-name="Standard" style:list-style-name="">
      <style:paragraph-properties fo:margin-left="0in" fo:margin-right="0in" fo:margin-top="0in" fo:margin-bottom="0in" fo:line-height="100%" fo:text-indent="0in" style:auto-text-indent="false"/>
      <style:text-properties fo:color="#000000" fo:font-size="10.5pt" fo:font-weight="normal" style:font-size-asian="10.5pt" style:font-weight-asian="normal" style:font-size-complex="10.5pt" style:font-weight-complex="normal"/>
    </style:style>
    <style:style style:name="P9"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size-complex="10.5pt"/>
    </style:style>
    <style:style style:name="P10" style:family="paragraph" style:parent-style-name="Standard">
      <style:paragraph-properties fo:margin-top="0in" fo:margin-bottom="0in" fo:line-height="100%"/>
      <style:text-properties fo:color="#000000" style:font-name="Georgia" fo:font-size="10.5pt" fo:background-color="transparent" style:font-size-asian="10.5pt" style:font-size-complex="10.5pt"/>
    </style:style>
    <style:style style:name="P11" style:family="paragraph" style:parent-style-name="_5b_Normal_5d_" style:list-style-name="">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name-complex="Times New Roman1" style:font-size-complex="10.5pt"/>
    </style:style>
    <style:style style:name="P12" style:family="paragraph" style:parent-style-name="BODY" style:list-style-name="">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name-complex="Times New Roman1" style:font-size-complex="10.5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font-size="10.5pt" style:font-size-asian="10.5pt" style:font-name-complex="Times New Roman1" style:font-size-complex="10.5pt"/>
    </style:style>
    <style:style style:name="T4" style:family="text">
      <style:text-properties style:font-name="Georgia" fo:font-size="10.5pt" fo:font-weight="bold" style:font-size-asian="10.5pt" style:font-weight-asian="bold" style:font-name-complex="Times New Roman1" style:font-size-complex="10.5pt"/>
    </style:style>
    <style:style style:name="T5" style:family="text">
      <style:text-properties style:font-name="Georgia" fo:font-size="10.5pt" fo:font-weight="bold" style:font-size-asian="10.5pt" style:font-weight-asian="bold" style:font-name-complex="Times New Roman1" style:font-size-complex="10.5pt" style:font-weight-complex="bold"/>
    </style:style>
    <style:style style:name="T6" style:family="text">
      <style:text-properties style:font-name="Georgia" fo:language="none" fo:country="none" style:font-name-asian="Georgia" style:language-asian="none" style:country-asian="none" style:font-name-complex="Georgia" style:language-complex="none" style:country-complex="none"/>
    </style:style>
    <style:style style:name="T7" style:family="text">
      <style:text-properties fo:language="none" fo:country="none" style:font-name-asian="Georgia" style:language-asian="none" style:country-asian="none" style:font-name-complex="Georgia" style:language-complex="none" style:country-complex="none"/>
    </style:style>
    <style:style style:name="T8" style:family="text">
      <style:text-properties fo:language="none" fo:country="none" style:font-name-asian="Georgia" style:language-asian="none" style:country-asian="none" style:font-name-complex="Times New Roman1" style:language-complex="none" style:country-complex="none"/>
    </style:style>
    <style:style style:name="T9"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0" style:family="text">
      <style:text-properties fo:language="none" fo:country="none" style:text-underline-style="none" style:font-name-asian="Georgia" style:language-asian="none" style:country-asian="none" style:font-name-complex="Georgia" style:language-complex="none" style:country-complex="none"/>
    </style:style>
    <style:style style:name="T11" style:family="text">
      <style:text-properties fo:language="none" fo:country="none" fo:font-weight="bold" style:font-name-asian="Georgia" style:language-asian="none" style:country-asian="none" style:font-weight-asian="bold" style:font-name-complex="Times New Roman1" style:language-complex="none" style:country-complex="none" style:font-weight-complex="bold"/>
    </style:style>
    <style:style style:name="T12" style:family="text">
      <style:text-properties fo:color="#000000" style:font-name="Georgia" fo:font-size="10.5pt" fo:language="none" fo:country="none" fo:font-style="italic"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3"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4"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5" style:family="text">
      <style:text-properties fo:color="#000000" style:font-name="Georgia" fo:font-size="10.5pt" fo:language="none" fo:country="none" fo:background-color="transparent" style:font-name-asian="Georgia" style:font-size-asian="10.5pt" style:language-asian="none" style:country-asian="none" style:font-name-complex="Times New Roman1" style:font-size-complex="10.5pt" style:language-complex="none" style:country-complex="none"/>
    </style:style>
    <style:style style:name="T16" style:family="text">
      <style:text-properties fo:color="#000000" style:font-name="Georgia" fo:font-size="10.5pt" fo:language="none" fo:country="none"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7" style:family="text">
      <style:text-properties fo:color="#000000" style:font-name="Georgia" fo:font-size="10.5pt" fo:language="none" fo:country="none" fo:font-style="normal" fo:background-color="transparent" style:font-name-asian="Georgia" style:font-size-asian="10.5pt" style:language-asian="none" style:country-asian="none" style:font-style-asian="normal" style:font-name-complex="Georgia" style:font-size-complex="10.5pt" style:language-complex="none" style:country-complex="none" style:font-style-complex="normal"/>
    </style:style>
    <style:style style:name="T18"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9" style:family="text">
      <style:text-properties fo:color="#000000" style:font-name="Georgia" fo:font-size="10.5pt" fo:language="en" fo:country="US" fo:background-color="transparent" style:font-name-asian="Georgia" style:font-size-asian="10.5pt" style:language-asian="none" style:country-asian="none" style:font-name-complex="Georgia" style:font-size-complex="10.5pt" style:language-complex="none" style:country-complex="none"/>
    </style:style>
    <style:style style:name="T20"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21" style:family="text">
      <style:text-properties fo:color="#000000" fo:language="none" fo:country="none" style:text-underline-style="none" fo:background-color="transparent"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hat Makes Ground Holy?</text:p>
      <text:p text:style-name="P1"/>
      <text:p text:style-name="P2"><text:span text:style-name="T1">Read:</text:span><text:span text:style-name="T2"> Exodus 3:1-5; Joshua 5:13-15</text:span></text:p>
      <text:p text:style-name="P3"/>
      <text:p text:style-name="P4"><text:span text:style-name="T1">Texts:</text:span><text:span text:style-name="T2"> </text:span><text:span text:style-name="T21">Leviticus 10:10</text:span><text:span text:style-name="T20"> “And that ye may put difference between holy and unholy, and between unclean and clean;”</text:span></text:p>
      <text:h text:style-name="P12" text:outline-level="3"><text:span text:style-name="T10">Leviticus 11:45 </text:span><text:span text:style-name="T7">“For I </text:span><text:span text:style-name="T9">am</text:span><text:span text:style-name="T7"> the LORD that bringeth you up out of the land of Egypt, to be your God: ye shall therefore be holy, for I </text:span><text:span text:style-name="T9">am</text:span><text:span text:style-name="T7"> holy.”</text:span></text:h>
      <text:h text:style-name="P11" text:outline-level="3"><text:span text:style-name="T7"/></text:h>
      <text:h text:style-name="P7" text:outline-level="3"><text:span text:style-name="T4">Introduction:</text:span><text:span text:style-name="T3"> We have read from two different accounts of two differ-ent men who were approached by the pre-existant Christ and were instructed to remove their shoes because the ground they were standing on was holy. Both men, although the ground (referenced) was in separate locations, were standing on ordinary ground. It had been stood on by other men and many animals before the particular day in question. What was it that, on this day, made this spot holy?</text:span></text:h>
      <text:h text:style-name="P6" text:outline-level="3"><text:span text:style-name="T3"/></text:h>
      <text:h text:style-name="P6" text:outline-level="3"><text:span text:style-name="T5">Moses</text:span><text:span text:style-name="T3"> was busy with his profession of shepherd. He was watching his sheep when a near by bush exploded in flames. He approaches the bush to hear the voice of God ordering him to remove his shoes. WHY? Because the ground that he stands on is HOLY!</text:span></text:h>
      <text:h text:style-name="P6" text:outline-level="3"><text:span text:style-name="T5">Joshua</text:span><text:span text:style-name="T3"> just finished his first manna free meal in forty years as the feast of Passover ends when he is approached by a man with a sword. Joshua asks a simple question that everyone should ask when approached by a man with a weapon. Here is the question: “</text:span><text:span text:style-name="T12">Art</text:span><text:span text:style-name="T14"> thou for us, or for our adversaries?” in other words: “Who's side are you on?” His response is: “</text:span><text:span text:style-name="T12">as</text:span><text:span text:style-name="T14"> captain of the host of the LORD am I now come.” Joshua falls down and worships the </text:span><text:span text:style-name="T15">pre-existant Christ when he is told the following words: “</text:span><text:span text:style-name="T14">Loose thy shoe from off thy foot;” WHY? <text:s/>“for the place whereon thou standest </text:span><text:span text:style-name="T12">is</text:span><text:span text:style-name="T14"> holy.”</text:span></text:h>
      <text:h text:style-name="P6" text:outline-level="3"><text:span text:style-name="T14"/></text:h>
      <text:h text:style-name="P6" text:outline-level="3"><text:span text:style-name="T16">It's the company you keep:</text:span><text:span text:style-name="T14"> What made the ground they stood on holy was the presence of God in that place. An ordinary place becomes a holy place when God </text:span><text:span text:style-name="T19">descends</text:span><text:span text:style-name="T14"> to that place. An ordinary church is a holy church when God shows up in the service. An ordinary man or woman become a holy man or woman of God when they allow God to show up in their life. </text:span></text:h>
      <text:h text:style-name="P6" text:outline-level="3"><text:span text:style-name="T14"><text:s text:c="2"/>Have you ever experienced God speaking in your life? Most folks remember the time that they got saved. They usually recall how they felt the guilt of their sin and the need to be free from that sin. That is the voice of God and the resulting victory occurs because God shows up. As the believer walks with God they experience the holiness of God and His presence in their life makes the days holy.</text:span></text:h>
      <text:h text:style-name="P6" text:outline-level="3"><text:span text:style-name="T14"/></text:h>
      <text:h text:style-name="P6" text:outline-level="3"><text:span text:style-name="T16">Let's get real:</text:span><text:span text:style-name="T14"> There are times that we have a touch of the Holy in our lives but they are rare. For most of us we are so wrapped up in daily living that we fail to invite God into our world. </text:span></text:h>
      <text:h text:style-name="P6" text:outline-level="3"><text:span text:style-name="T14"><text:s text:c="2"/>Will it take a spontaneous exploding bush to get our attention? Do you need to be approached by a man with a loaded weapon? <text:s/>What will it take to find ourselves on Holy Ground?</text:span></text:h>
      <text:h text:style-name="P6" text:outline-level="3"><text:span text:style-name="T14"/></text:h>
      <text:h text:style-name="P6" text:outline-level="3"><text:span text:style-name="T16">One Israelite Priest</text:span><text:span text:style-name="T14"> could experience this event annually as he went into the Holy of Holies. They called it “the most holy </text:span><text:span text:style-name="T17">place.” It was called that because God Himself came down to speak to the High Priest in that room. </text:span></text:h>
      <text:h text:style-name="P6" text:outline-level="3"><text:span text:style-name="T15"><text:s text:c="2"/>Do you recall what happened at the moment of Christ's death? </text:span><text:span text:style-name="T18">Mark 15:38 says: “And the veil of the temple was rent in twain from the top to the bottom.” the significance of this rending is that the way, to the presence of God, that was previously restricted to the High Priest on an annual basis, is now opened up to all believers. There is no restriction that prohibits us from daily coming to the throne of grace. </text:span></text:h>
      <text:h text:style-name="P6" text:outline-level="3"><text:span text:style-name="T18"><text:s text:c="2"/>The writer of Hebrews clearly reveals this truth in Heb 4:14 through 16. “Seeing then that we have a great high priest, that is passed into the heavens, Jesus the Son of God, let us hold fast </text:span><text:span text:style-name="T13">our</text:span><text:span text:style-name="T18"> profession. For we have not an high priest which cannot be touched with the feeling of our infirmities; but was in all points tempted like as </text:span><text:span text:style-name="T13">we are, yet</text:span><text:span text:style-name="T18"> without sin. Let us therefore come boldly unto the throne of grace, that we may obtain mercy, and find grace to help in time of need.”</text:span></text:h>
      <text:h text:style-name="P8" text:outline-level="3"><text:span text:style-name="T6"/></text:h>
      <text:h text:style-name="P9" text:outline-level="3"><text:span text:style-name="T11">Conclude:</text:span><text:span text:style-name="T8"> Paul tells Timothy: “</text:span><text:span text:style-name="T7">I will therefore that men pray every where, lifting up holy hands, without wrath and doubting.” How do you think that ordinary men can have hands that are holy? They must invite God into the things that their hands are involved with. </text:span></text:h>
      <text:h text:style-name="P9" text:outline-level="3"><text:span text:style-name="T7"><text:s text:c="2"/>Do you long for the holy presence of God in your life? I DO! To be honest I miss the presence of God and know that it is in my ability to experience His presence.</text:span></text:h>
      <text:h text:style-name="P9" text:outline-level="3"><text:span text:style-name="T7"><text:s text:c="2"/>Are you willing to join me at the altar and ask God to make the ground that you stand on Holy Ground?</text:span></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7-09-09T21:07:54.02</dc:date>
    <meta:editing-duration>PT2H49M55S</meta:editing-duration>
    <meta:generator>OpenOffice/4.1.3$Win32 OpenOffice.org_project/413m1$Build-9783</meta:generator>
    <meta:document-statistic meta:table-count="0" meta:image-count="0" meta:object-count="0" meta:page-count="1" meta:paragraph-count="17" meta:word-count="829" meta:character-count="43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